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0.984cm" table:align="left"/>
    </style:style>
    <style:style style:name="Tabela1.A" style:family="table-column">
      <style:table-column-properties style:column-width="2.381cm"/>
    </style:style>
    <style:style style:name="Tabela1.B" style:family="table-column">
      <style:table-column-properties style:column-width="8.602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0.83cm" table:align="left"/>
    </style:style>
    <style:style style:name="Tabela2.A" style:family="table-column">
      <style:table-column-properties style:column-width="1.707cm"/>
    </style:style>
    <style:style style:name="Tabela2.B" style:family="table-column">
      <style:table-column-properties style:column-width="9.12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2.797cm" table:align="left"/>
    </style:style>
    <style:style style:name="Tabela3.A" style:family="table-column">
      <style:table-column-properties style:column-width="2.381cm"/>
    </style:style>
    <style:style style:name="Tabela3.B" style:family="table-column">
      <style:table-column-properties style:column-width="10.416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0.084cm" table:align="left"/>
    </style:style>
    <style:style style:name="Tabela4.A" style:family="table-column">
      <style:table-column-properties style:column-width="1.707cm"/>
    </style:style>
    <style:style style:name="Tabela4.B" style:family="table-column">
      <style:table-column-properties style:column-width="8.377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3.905cm" table:align="left"/>
    </style:style>
    <style:style style:name="Tabela5.A" style:family="table-column">
      <style:table-column-properties style:column-width="2.552cm"/>
    </style:style>
    <style:style style:name="Tabela5.B" style:family="table-column">
      <style:table-column-properties style:column-width="11.352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3.649cm" table:align="left"/>
    </style:style>
    <style:style style:name="Tabela6.A" style:family="table-column">
      <style:table-column-properties style:column-width="2.381cm"/>
    </style:style>
    <style:style style:name="Tabela6.B" style:family="table-column">
      <style:table-column-properties style:column-width="11.268cm"/>
    </style:style>
    <style:style style:name="Tabela6.A1" style:family="table-cell">
      <style:table-cell-properties style:vertical-align="middle" fo:padding="0.049cm" fo:border="none"/>
    </style:style>
    <style:style style:name="Tabela6" style:family="table">
      <style:table-properties style:width="13.649cm" table:align="left"/>
    </style:style>
    <style:style style:name="Tabela6.A" style:family="table-column">
      <style:table-column-properties style:column-width="2.381cm"/>
    </style:style>
    <style:style style:name="Tabela6.B" style:family="table-column">
      <style:table-column-properties style:column-width="11.268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1.361cm" table:align="left"/>
    </style:style>
    <style:style style:name="Tabela7.A" style:family="table-column">
      <style:table-column-properties style:column-width="11.361cm"/>
    </style:style>
    <style:style style:name="Tabela7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rsid="00130d8f" officeooo:paragraph-rsid="00130d8f"/>
    </style:style>
    <style:style style:name="P2" style:family="paragraph" style:parent-style-name="Heading_20_2">
      <style:text-properties officeooo:rsid="001584bf" officeooo:paragraph-rsid="001584bf"/>
    </style:style>
    <style:style style:name="P3" style:family="paragraph" style:parent-style-name="Heading_20_2">
      <style:text-properties officeooo:rsid="00160540" officeooo:paragraph-rsid="00160540"/>
    </style:style>
    <style:style style:name="P4" style:family="paragraph" style:parent-style-name="Heading_20_2">
      <style:text-properties officeooo:rsid="00160540" officeooo:paragraph-rsid="00184412"/>
    </style:style>
    <style:style style:name="P5" style:family="paragraph" style:parent-style-name="Heading_20_2">
      <style:text-properties officeooo:rsid="00184412" officeooo:paragraph-rsid="00184412"/>
    </style:style>
    <style:style style:name="P6" style:family="paragraph" style:parent-style-name="Standard">
      <style:text-properties officeooo:rsid="00130d8f" officeooo:paragraph-rsid="00130d8f"/>
    </style:style>
    <style:style style:name="P7" style:family="paragraph" style:parent-style-name="Standard">
      <style:text-properties officeooo:paragraph-rsid="00130d8f"/>
    </style:style>
    <style:style style:name="P8" style:family="paragraph" style:parent-style-name="Standard">
      <style:text-properties fo:font-size="26pt" officeooo:rsid="00130d8f" officeooo:paragraph-rsid="00130d8f" style:font-size-asian="26pt" style:font-size-complex="26pt"/>
    </style:style>
    <style:style style:name="P9" style:family="paragraph" style:parent-style-name="Standard">
      <style:text-properties fo:font-size="26pt" officeooo:rsid="00130d8f" officeooo:paragraph-rsid="001a8c4a" style:font-size-asian="26pt" style:font-size-complex="26pt"/>
    </style:style>
    <style:style style:name="P10" style:family="paragraph" style:parent-style-name="Text_20_body">
      <style:text-properties officeooo:rsid="00130d8f" officeooo:paragraph-rsid="00130d8f"/>
    </style:style>
    <style:style style:name="P11" style:family="paragraph" style:parent-style-name="Text_20_body">
      <style:text-properties officeooo:rsid="00160540" officeooo:paragraph-rsid="00160540"/>
    </style:style>
    <style:style style:name="P12" style:family="paragraph" style:parent-style-name="Text_20_body">
      <style:text-properties officeooo:rsid="00160540" officeooo:paragraph-rsid="00184412"/>
    </style:style>
    <style:style style:name="P13" style:family="paragraph" style:parent-style-name="Text_20_body">
      <style:text-properties officeooo:rsid="00184412" officeooo:paragraph-rsid="00184412"/>
    </style:style>
    <style:style style:name="P14" style:family="paragraph" style:parent-style-name="Text_20_body">
      <style:text-properties fo:color="#000000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fo:background-color="#ffa07a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184412" officeooo:paragraph-rsid="00184412" fo:background-color="#ffa07a" style:font-weight-asian="bold" style:font-weight-complex="bold"/>
    </style:style>
    <style:style style:name="P17" style:family="paragraph" style:parent-style-name="Text_20_body">
      <style:text-properties style:text-position="0% 100%" fo:font-size="12pt" fo:font-style="italic" style:text-underline-style="solid" style:text-underline-width="auto" style:text-underline-color="font-color" fo:font-weight="bold" officeooo:rsid="00184412" officeooo:paragraph-rsid="00184412" fo:background-color="#ffa07a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Text_20_body">
      <style:paragraph-properties fo:margin-top="0cm" fo:margin-bottom="0cm" loext:contextual-spacing="false"/>
    </style:style>
    <style:style style:name="P19" style:family="paragraph" style:parent-style-name="Text_20_body">
      <style:paragraph-properties fo:margin-top="0cm" fo:margin-bottom="0cm" loext:contextual-spacing="false"/>
      <style:text-properties fo:color="#000000"/>
    </style:style>
    <style:style style:name="P20" style:family="paragraph" style:parent-style-name="Text_20_body">
      <style:paragraph-properties fo:margin-top="0cm" fo:margin-bottom="0cm" loext:contextual-spacing="false"/>
      <style:text-properties fo:color="#000000" officeooo:rsid="00160540" officeooo:paragraph-rsid="00160540"/>
    </style:style>
    <style:style style:name="P21" style:family="paragraph" style:parent-style-name="Table_20_Contents">
      <style:text-properties fo:font-size="2pt" style:font-size-asian="2pt" style:font-size-complex="2pt"/>
    </style:style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T1" style:family="text">
      <style:text-properties fo:font-style="italic"/>
    </style:style>
    <style:style style:name="T2" style:family="text">
      <style:text-properties officeooo:rsid="00160540"/>
    </style:style>
    <style:style style:name="T3" style:family="text">
      <style:text-properties fo:color="#0000cd"/>
    </style:style>
    <style:style style:name="T4" style:family="text">
      <style:text-properties fo:color="#0000cd" fo:language="en" fo:country="US"/>
    </style:style>
    <style:style style:name="T5" style:family="text">
      <style:text-properties fo:color="#ff0000"/>
    </style:style>
    <style:style style:name="T6" style:family="text">
      <style:text-properties fo:color="#a52a2a"/>
    </style:style>
    <style:style style:name="T7" style:family="text">
      <style:text-properties fo:color="#a52a2a" fo:language="en" fo:country="US"/>
    </style:style>
    <style:style style:name="T8" style:family="text">
      <style:text-properties officeooo:rsid="00184412"/>
    </style:style>
    <style:style style:name="T9" style:family="text">
      <style:text-properties officeooo:rsid="001a8c4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8.3 - JavaScript ES6 - Higher Order Functions - map e filter</text:p>
      <text:p text:style-name="P7"><text:span text:style-name="Source_20_Text"/></text:p>
      <text:h text:style-name="Heading_20_3" text:outline-level="3"><text:bookmark text:name="voce-sera-capaz-de"/>Você será capaz de:</text:h>
      <text:list xml:id="list3797234591" text:style-name="L1">
        <text:list-item>
          <text:p text:style-name="P22">Utilizar a função <text:span text:style-name="Source_20_Text">Array.map</text:span> para manipular e construir arrays; </text:p>
        </text:list-item>
      </text:list>
      <text:list xml:id="list2133833829" text:style-name="L2">
        <text:list-item>
          <text:p text:style-name="P23">Utilizar a função <text:span text:style-name="Source_20_Text">Array.filter</text:span> para filtrar um array; </text:p>
        </text:list-item>
      </text:list>
      <text:list xml:id="list1838883548" text:style-name="L3">
        <text:list-item>
          <text:p text:style-name="P24">Aprender a usar de forma conjunta as <text:span text:style-name="Emphasis">Higher Order Functions</text:span>. </text:p>
        </text:list-item>
      </text:list>
      <text:h text:style-name="P2" text:outline-level="2">Array.filter()</text:h>
      <text:h text:style-name="Heading_20_2" text:outline-level="2">Definition and Usage</text:h>
      <text:p text:style-name="Text_20_body">The <text:span text:style-name="Source_20_Text">filter()</text:span> method creates a new array filled with elements that pass a test provided by a function.</text:p>
      <text:p text:style-name="Text_20_body">The <text:span text:style-name="Source_20_Text">filter()</text:span> method does not execute the function for empty elements.</text:p>
      <text:p text:style-name="Text_20_body">The <text:span text:style-name="Source_20_Text">filter()</text:span> method does not change the original array.</text:p>
      <text:p text:style-name="Standard"/>
      <text:h text:style-name="P1" text:outline-level="2">Syntax</text:h>
      <text:p text:style-name="Text_20_body"><text:span text:style-name="T1">array</text:span>.filter(<text:span text:style-name="Emphasis">function(currentValue, index, arr), thisValue</text:span>)</text:p>
      <text:h text:style-name="Heading_20_2" text:outline-level="2">Parameters</text:h>
      <table:table table:name="Tabela1" table:style-name="Tabela1">
        <table:table-column table:style-name="Tabela1.A"/>
        <table:table-column table:style-name="Tabela1.B"/>
        <table:table-row table:style-name="TableLine94351741041584">
          <table:table-cell table:style-name="Tabela1.A1" office:value-type="string">
            <text:p text:style-name="Table_20_Contents">Parameter</text:p>
          </table:table-cell>
          <table:table-cell table:style-name="Tabela1.A1" office:value-type="string">
            <text:p text:style-name="Table_20_Contents">Description</text:p>
          </table:table-cell>
        </table:table-row>
        <table:table-row table:style-name="TableLine94351741098736">
          <table:table-cell table:style-name="Tabela1.A1" office:value-type="string">
            <text:p text:style-name="Table_20_Contents"><text:span text:style-name="Emphasis">function()</text:span></text:p>
          </table:table-cell>
          <table:table-cell table:style-name="Tabela1.A1" office:value-type="string">
            <text:p text:style-name="Table_20_Contents">Required.<text:line-break/>A function to run for each array element.</text:p>
          </table:table-cell>
        </table:table-row>
        <table:table-row table:style-name="TableLine94351741098992">
          <table:table-cell table:style-name="Tabela1.A1" office:value-type="string">
            <text:p text:style-name="Table_20_Contents"><text:span text:style-name="Emphasis">currentValue</text:span></text:p>
          </table:table-cell>
          <table:table-cell table:style-name="Tabela1.A1" office:value-type="string">
            <text:p text:style-name="Table_20_Contents">Required.<text:line-break/>The value of the current element.</text:p>
          </table:table-cell>
        </table:table-row>
        <table:table-row table:style-name="TableLine94351741099472">
          <table:table-cell table:style-name="Tabela1.A1" office:value-type="string">
            <text:p text:style-name="Table_20_Contents"><text:span text:style-name="Emphasis">index</text:span></text:p>
          </table:table-cell>
          <table:table-cell table:style-name="Tabela1.A1" office:value-type="string">
            <text:p text:style-name="Table_20_Contents">Optional.<text:line-break/>The index of the current element.</text:p>
          </table:table-cell>
        </table:table-row>
        <table:table-row table:style-name="TableLine94351741100112">
          <table:table-cell table:style-name="Tabela1.A1" office:value-type="string">
            <text:p text:style-name="Table_20_Contents"><text:span text:style-name="Emphasis">arr</text:span></text:p>
          </table:table-cell>
          <table:table-cell table:style-name="Tabela1.A1" office:value-type="string">
            <text:p text:style-name="Table_20_Contents">Optional.<text:line-break/>The array of the current element.</text:p>
          </table:table-cell>
        </table:table-row>
        <table:table-row table:style-name="TableLine94351741100752">
          <table:table-cell table:style-name="Tabela1.A1" office:value-type="string">
            <text:p text:style-name="Table_20_Contents"><text:span text:style-name="Emphasis">thisValue</text:span></text:p>
          </table:table-cell>
          <table:table-cell table:style-name="Tabela1.A1" office:value-type="string">
            <text:p text:style-name="Table_20_Contents">Optional. Default <text:span text:style-name="Source_20_Text">undefined</text:span><text:line-break/>A value passed to the function as its <text:span text:style-name="Source_20_Text">this</text:span> value.</text:p>
          </table:table-cell>
        </table:table-row>
      </table:table>
      <text:h text:style-name="Heading_20_2" text:outline-level="2">Return Value</text:h>
      <table:table table:name="Tabela2" table:style-name="Tabela2">
        <table:table-column table:style-name="Tabela2.A"/>
        <table:table-column table:style-name="Tabela2.B"/>
        <table:table-row table:style-name="TableLine94351741101568">
          <table:table-cell table:style-name="Tabela2.A1" office:value-type="string">
            <text:p text:style-name="Table_20_Contents">Type</text:p>
          </table:table-cell>
          <table:table-cell table:style-name="Tabela2.A1" office:value-type="string">
            <text:p text:style-name="Table_20_Contents">Description</text:p>
          </table:table-cell>
        </table:table-row>
        <table:table-row table:style-name="TableLine94351741106272">
          <table:table-cell table:style-name="Tabela2.A1" office:value-type="string">
            <text:p text:style-name="Table_20_Contents">An array</text:p>
          </table:table-cell>
          <table:table-cell table:style-name="Tabela2.A1" office:value-type="string">
            <text:p text:style-name="Table_20_Contents">Containing the elements that pass the test.<text:line-break/>If no elements pass the test it returns an empty array.</text:p>
          </table:table-cell>
        </table:table-row>
      </table:table>
      <text:p text:style-name="P6"/>
      <text:h text:style-name="P2" text:outline-level="2"><text:soft-page-break/></text:h>
      <text:h text:style-name="P2" text:outline-level="2">Exemplo – array.filter():</text:h>
      <text:p text:style-name="P11">1]</text:p>
      <text:p text:style-name="P11">Return a new array with the square root of all element values:</text:p>
      <text:p text:style-name="P19"><text:span text:style-name="T3">const</text:span> numbers = [<text:span text:style-name="T5">4</text:span>, <text:span text:style-name="T5">9</text:span>, <text:span text:style-name="T5">16</text:span>, <text:span text:style-name="T5">25</text:span>];<text:line-break/><text:span text:style-name="T3">const</text:span> newArr = numbers.map(Math.sqrt)</text:p>
      <text:p text:style-name="P11"/>
      <text:p text:style-name="P11">2]</text:p>
      <text:p text:style-name="P11">Multiply all the values in an array with 10:</text:p>
      <text:p text:style-name="P19"><text:span text:style-name="T3">const</text:span> numbers = [<text:span text:style-name="T5">65</text:span>, <text:span text:style-name="T5">44</text:span>, <text:span text:style-name="T5">12</text:span>, <text:span text:style-name="T5">4</text:span>];<text:line-break/><text:span text:style-name="T3">const</text:span> newArr = numbers.map(myFunction)<text:line-break/><text:line-break/><text:span text:style-name="T3">function</text:span> myFunction(num) {<text:line-break/> <text:span text:style-name="T3">return</text:span> num * <text:span text:style-name="T5">10</text:span>;<text:line-break/>}</text:p>
      <text:p text:style-name="P19"/>
      <text:p text:style-name="P20">3]</text:p>
      <text:p text:style-name="P20"/>
      <text:p text:style-name="P20">Get the full name for each person:</text:p>
      <text:p text:style-name="P19"><text:span text:style-name="T3">const</text:span> persons = [<text:line-break/>{firstname : <text:span text:style-name="T6">"Malcom"</text:span>, lastname: <text:span text:style-name="T6">"Reynolds"</text:span>},<text:line-break/>{firstname : <text:span text:style-name="T6">"Kaylee"</text:span>, lastname: <text:span text:style-name="T6">"Frye"</text:span>},<text:line-break/><text:span text:style-name="T2">{</text:span>firstname : <text:span text:style-name="T6">"Jayne"</text:span>, lastname: <text:span text:style-name="T6">"Cobb"</text:span>}<text:line-break/>];<text:line-break/><text:line-break/>persons.map(getFullName);<text:line-break/><text:line-break/><text:span text:style-name="T3">function</text:span> getFullName(item) {<text:line-break/><text:span text:style-name="T3">return</text:span> [item.firstname,item.lastname].join(<text:span text:style-name="T6">" "</text:span>);<text:line-break/>}</text:p>
      <text:p text:style-name="P20"/>
      <text:p text:style-name="P11"/>
      <text:p text:style-name="P10"/>
      <text:h text:style-name="P2" text:outline-level="2">array.Map()</text:h>
      <text:h text:style-name="P1" text:outline-level="2">Definition and Usage</text:h>
      <text:p text:style-name="Text_20_body"><text:span text:style-name="Source_20_Text">map()</text:span> creates a new array from calling a function for every array element.</text:p>
      <text:p text:style-name="Text_20_body"><text:span text:style-name="Source_20_Text">map()</text:span> calls a function once for each element in an array.</text:p>
      <text:p text:style-name="Text_20_body"><text:soft-page-break/><text:span text:style-name="Source_20_Text">map()</text:span> does not execute the function for empty elements.</text:p>
      <text:p text:style-name="Text_20_body"><text:span text:style-name="Source_20_Text">map()</text:span> does not change the original array.</text:p>
      <text:h text:style-name="P1" text:outline-level="2">Syntax</text:h>
      <text:p text:style-name="P18"><text:span text:style-name="T1">array</text:span>.map(<text:span text:style-name="Emphasis">function(currentValue, index, arr), thisValue</text:span>)</text:p>
      <text:h text:style-name="P1" text:outline-level="2">Parameters</text:h>
      <table:table table:name="Tabela3" table:style-name="Tabela3">
        <table:table-column table:style-name="Tabela3.A"/>
        <table:table-column table:style-name="Tabela3.B"/>
        <table:table-row table:style-name="TableLine94351741122928">
          <table:table-cell table:style-name="Tabela3.A1" office:value-type="string">
            <text:p text:style-name="Table_20_Contents">Parameter</text:p>
          </table:table-cell>
          <table:table-cell table:style-name="Tabela3.A1" office:value-type="string">
            <text:p text:style-name="Table_20_Contents">Description</text:p>
          </table:table-cell>
        </table:table-row>
        <table:table-row table:style-name="TableLine94351741132064">
          <table:table-cell table:style-name="Tabela3.A1" office:value-type="string">
            <text:p text:style-name="Table_20_Contents"><text:span text:style-name="Emphasis">function()</text:span></text:p>
          </table:table-cell>
          <table:table-cell table:style-name="Tabela3.A1" office:value-type="string">
            <text:p text:style-name="Table_20_Contents">Required.<text:line-break/>A function to be run for each array element.</text:p>
          </table:table-cell>
        </table:table-row>
        <table:table-row table:style-name="TableLine94351741146832">
          <table:table-cell table:style-name="Tabela3.A1" office:value-type="string">
            <text:p text:style-name="Table_20_Contents"><text:span text:style-name="Emphasis">currentValue</text:span></text:p>
          </table:table-cell>
          <table:table-cell table:style-name="Tabela3.A1" office:value-type="string">
            <text:p text:style-name="Table_20_Contents">Required.<text:line-break/>The value of the current element.</text:p>
          </table:table-cell>
        </table:table-row>
        <table:table-row table:style-name="TableLine94351741147312">
          <table:table-cell table:style-name="Tabela3.A1" office:value-type="string">
            <text:p text:style-name="Table_20_Contents"><text:span text:style-name="Emphasis">index</text:span></text:p>
          </table:table-cell>
          <table:table-cell table:style-name="Tabela3.A1" office:value-type="string">
            <text:p text:style-name="Table_20_Contents">Optional.<text:line-break/>The index of the current element.</text:p>
          </table:table-cell>
        </table:table-row>
        <table:table-row table:style-name="TableLine94351741147904">
          <table:table-cell table:style-name="Tabela3.A1" office:value-type="string">
            <text:p text:style-name="Table_20_Contents"><text:span text:style-name="Emphasis">arr</text:span></text:p>
          </table:table-cell>
          <table:table-cell table:style-name="Tabela3.A1" office:value-type="string">
            <text:p text:style-name="Table_20_Contents">Optional.<text:line-break/>The array of the current element.</text:p>
          </table:table-cell>
        </table:table-row>
        <table:table-row table:style-name="TableLine94351741148544">
          <table:table-cell table:style-name="Tabela3.A1" office:value-type="string">
            <text:p text:style-name="Table_20_Contents"><text:span text:style-name="Emphasis">thisValue</text:span></text:p>
          </table:table-cell>
          <table:table-cell table:style-name="Tabela3.A1" office:value-type="string">
            <text:p text:style-name="Table_20_Contents">Optional.<text:line-break/>Default value <text:span text:style-name="Source_20_Text">undefined</text:span>.<text:line-break/>A value passed to the function to be used as its <text:span text:style-name="Source_20_Text">this</text:span> value.</text:p>
          </table:table-cell>
        </table:table-row>
      </table:table>
      <text:h text:style-name="Heading_20_2" text:outline-level="2">Return Value</text:h>
      <table:table table:name="Tabela4" table:style-name="Tabela4">
        <table:table-column table:style-name="Tabela4.A"/>
        <table:table-column table:style-name="Tabela4.B"/>
        <table:table-row table:style-name="TableLine94351741149136">
          <table:table-cell table:style-name="Tabela4.A1" office:value-type="string">
            <text:p text:style-name="Table_20_Contents">Type</text:p>
          </table:table-cell>
          <table:table-cell table:style-name="Tabela4.A1" office:value-type="string">
            <text:p text:style-name="Table_20_Contents">Description</text:p>
          </table:table-cell>
        </table:table-row>
        <table:table-row table:style-name="TableLine94351741153776">
          <table:table-cell table:style-name="Tabela4.A1" office:value-type="string">
            <text:p text:style-name="Table_20_Contents">An array</text:p>
          </table:table-cell>
          <table:table-cell table:style-name="Tabela4.A1" office:value-type="string">
            <text:p text:style-name="Table_20_Contents">The results of a function for each array element.</text:p>
          </table:table-cell>
        </table:table-row>
      </table:table>
      <text:p text:style-name="P6"/>
      <text:h text:style-name="P3" text:outline-level="2"/>
      <text:p text:style-name="P11"/>
      <text:h text:style-name="P3" text:outline-level="2">Exemplos:</text:h>
      <text:p text:style-name="P11">1]</text:p>
      <text:p text:style-name="P11">Return a new array with the square root of all element values:</text:p>
      <text:p text:style-name="P19"><text:span text:style-name="T3">const</text:span> numbers = [<text:span text:style-name="T5">4</text:span>, <text:span text:style-name="T5">9</text:span>, <text:span text:style-name="T5">16</text:span>, <text:span text:style-name="T5">25</text:span>];<text:line-break/><text:span text:style-name="T3">const</text:span> newArr = numbers.map(Math.sqrt)</text:p>
      <text:p text:style-name="P19"/>
      <text:p text:style-name="P20">2]</text:p>
      <text:p text:style-name="P11">Multiply all the values in an array with 10:</text:p>
      <text:p text:style-name="P19"><text:span text:style-name="T3">const</text:span> numbers = [<text:span text:style-name="T5">65</text:span>, <text:span text:style-name="T5">44</text:span>, <text:span text:style-name="T5">12</text:span>, <text:span text:style-name="T5">4</text:span>];<text:line-break/><text:span text:style-name="T3">const</text:span> newArr = numbers.map(myFunction)<text:line-break/><text:line-break/><text:span text:style-name="T3">function</text:span> myFunction(num) {<text:line-break/>  <text:span text:style-name="T3">return</text:span> num * <text:span text:style-name="T5">10</text:span>;<text:line-break/>}</text:p>
      <text:p text:style-name="P11"><text:soft-page-break/></text:p>
      <text:p text:style-name="P11">3]</text:p>
      <text:p text:style-name="P11">Get the full name for each person:</text:p>
      <text:p text:style-name="P19"><text:span text:style-name="T3">const</text:span> persons = [<text:line-break/>{firstname : <text:span text:style-name="T6">"Malcom"</text:span>, lastname: <text:span text:style-name="T6">"</text:span><text:span text:style-name="T7">Reynolds</text:span><text:span text:style-name="T6">"</text:span>},<text:line-break/>{firstname : <text:span text:style-name="T6">"Kaylee"</text:span>, lastname: <text:span text:style-name="T6">"Frye"</text:span>},<text:line-break/>{firstname : <text:span text:style-name="T6">"Jayne"</text:span>, lastname: <text:span text:style-name="T6">"Cobb"</text:span>}<text:line-break/>];<text:line-break/><text:line-break/>persons.map(getFullName);<text:line-break/><text:line-break/><text:span text:style-name="T3">function</text:span> getFullName(item) {<text:line-break/><text:span text:style-name="T4">return</text:span> [item.firstname,item.lastname].join(<text:span text:style-name="T6">" "</text:span>);</text:p>
      <text:p text:style-name="P9">8.<text:span text:style-name="T9">4</text:span> - JavaScript ES6 - Higher Order Functions – <text:span text:style-name="T9">spread, rest </text:span></text:p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p text:style-name="P12"/>
      <text:h text:style-name="P4" text:outline-level="2"><text:soft-page-break/></text:h>
      <text:h text:style-name="P5" text:outline-level="2">Array.reduce()</text:h>
      <text:h text:style-name="P3" text:outline-level="2">Definition and Usage</text:h>
      <text:p text:style-name="Text_20_body">The <text:span text:style-name="Source_20_Text">reduce()</text:span> method executes a reducer function for array element.</text:p>
      <text:p text:style-name="Text_20_body">The <text:span text:style-name="Source_20_Text">reduce()</text:span> method returns a single value: the function's accumulated result.</text:p>
      <text:p text:style-name="Text_20_body">The <text:span text:style-name="Source_20_Text">reduce()</text:span> method does not execute the function for empty array elements.</text:p>
      <text:p text:style-name="Text_20_body">The <text:span text:style-name="Source_20_Text">reduce()</text:span> method does not change the original array.</text:p>
      <text:h text:style-name="P4" text:outline-level="2">Syntax</text:h>
      <text:p text:style-name="Text_20_body"><text:span text:style-name="T1">array</text:span>.reduce(<text:span text:style-name="Emphasis">function(total, currentValue, currentIndex, arr), initialValue</text:span>)</text:p>
      <text:h text:style-name="Heading_20_2" text:outline-level="2">Parameters</text:h>
      <table:table table:name="Tabela5" table:style-name="Tabela5">
        <table:table-column table:style-name="Tabela5.A"/>
        <table:table-column table:style-name="Tabela5.B"/>
        <table:table-row table:style-name="TableLine94351741154432">
          <table:table-cell table:style-name="Tabela5.A1" office:value-type="string">
            <text:p text:style-name="Table_20_Contents">Parameter</text:p>
          </table:table-cell>
          <table:table-cell table:style-name="Tabela5.A1" office:value-type="string">
            <text:p text:style-name="Table_20_Contents">Description</text:p>
          </table:table-cell>
        </table:table-row>
        <table:table-row table:style-name="TableLine94351741202240">
          <table:table-cell table:style-name="Tabela5.A1" office:value-type="string">
            <text:p text:style-name="Table_20_Contents"><text:span text:style-name="Emphasis">function()</text:span></text:p>
          </table:table-cell>
          <table:table-cell table:style-name="Tabela5.A1" office:value-type="string">
            <text:p text:style-name="Table_20_Contents">Required.<text:line-break/>A function to be run for each element in the array.</text:p>
          </table:table-cell>
        </table:table-row>
        <table:table-row table:style-name="TableLine94351741202496">
          <table:table-cell table:style-name="Tabela5.A1" table:number-columns-spanned="2" office:value-type="string">
            <text:p text:style-name="Table_20_Contents">Reducer function parameters: </text:p>
            <table:table table:name="Tabela6" table:style-name="Tabela6">
              <table:table-column table:style-name="Tabela6.A"/>
              <table:table-column table:style-name="Tabela6.B"/>
              <table:table-row table:style-name="TableLine94351741180640">
                <table:table-cell table:style-name="Tabela6.A1" office:value-type="string">
                  <text:p text:style-name="Table_20_Contents"><text:span text:style-name="Emphasis">total</text:span></text:p>
                </table:table-cell>
                <table:table-cell table:style-name="Tabela6.A1" office:value-type="string">
                  <text:p text:style-name="Table_20_Contents">Required.<text:line-break/>The <text:span text:style-name="Emphasis">initialValue</text:span>, or the previously returned value of the function.</text:p>
                </table:table-cell>
              </table:table-row>
              <table:table-row table:style-name="TableLine94351741198704">
                <table:table-cell table:style-name="Tabela6.A1" office:value-type="string">
                  <text:p text:style-name="Table_20_Contents"><text:span text:style-name="Emphasis">currentValue</text:span></text:p>
                </table:table-cell>
                <table:table-cell table:style-name="Tabela6.A1" office:value-type="string">
                  <text:p text:style-name="Table_20_Contents">Required.<text:line-break/>The value of the current element.</text:p>
                </table:table-cell>
              </table:table-row>
              <table:table-row table:style-name="TableLine94351741199392">
                <table:table-cell table:style-name="Tabela6.A1" office:value-type="string">
                  <text:p text:style-name="Table_20_Contents"><text:span text:style-name="Emphasis">currentIndex</text:span></text:p>
                </table:table-cell>
                <table:table-cell table:style-name="Tabela6.A1" office:value-type="string">
                  <text:p text:style-name="Table_20_Contents">Optional.<text:line-break/>The index of the current element.</text:p>
                </table:table-cell>
              </table:table-row>
              <table:table-row table:style-name="TableLine94351741200032">
                <table:table-cell table:style-name="Tabela6.A1" office:value-type="string">
                  <text:p text:style-name="Table_20_Contents"><text:span text:style-name="Emphasis">arr</text:span></text:p>
                </table:table-cell>
                <table:table-cell table:style-name="Tabela6.A1" office:value-type="string">
                  <text:p text:style-name="Table_20_Contents">Optional.<text:line-break/>The array the current element belongs to.</text:p>
                </table:table-cell>
              </table:table-row>
            </table:table>
            <text:p text:style-name="P21"/>
          </table:table-cell>
          <table:covered-table-cell/>
        </table:table-row>
        <table:table-row table:style-name="TableLine94351741203232">
          <table:table-cell table:style-name="Tabela5.A1" office:value-type="string">
            <text:p text:style-name="Table_20_Contents"><text:span text:style-name="Emphasis">initialValue</text:span></text:p>
          </table:table-cell>
          <table:table-cell table:style-name="Tabela5.A1" office:value-type="string">
            <text:p text:style-name="Table_20_Contents">Optional.<text:line-break/>A value to be passed to the function as the initial value.</text:p>
          </table:table-cell>
        </table:table-row>
      </table:table>
      <text:h text:style-name="Heading_20_2" text:outline-level="2">Return Value</text:h>
      <table:table table:name="Tabela7" table:style-name="Tabela7">
        <table:table-column table:style-name="Tabela7.A"/>
        <table:table-row table:style-name="TableLine94351741203760">
          <table:table-cell table:style-name="Tabela7.A1" office:value-type="string">
            <text:p text:style-name="Table_20_Contents">The accumulated result from the last call of the callback function.</text:p>
          </table:table-cell>
        </table:table-row>
      </table:table>
      <text:p text:style-name="P12"/>
      <text:p text:style-name="P17">Exemplos</text:p>
      <text:p text:style-name="P16">Subtract all numbers in an array:</text:p>
      <text:p text:style-name="P14"><text:span text:style-name="T3">const</text:span> numbers = [<text:span text:style-name="T5">175</text:span>, <text:span text:style-name="T5">50</text:span>, <text:span text:style-name="T5">25</text:span>];<text:line-break/>document.getElementById(<text:span text:style-name="T6">"demo"</text:span>).innerHTML = numbers.reduce(myFunc);<text:line-break/><text:span text:style-name="T3">function</text:span> myFunc(total, num) {<text:line-break/>  <text:span text:style-name="T3">return</text:span> total - num;<text:line-break/>} <text:s/>// <text:span text:style-name="T8">100</text:span></text:p>
      <text:p text:style-name="P15"><text:soft-page-break/>Round all the numbers and display the sum:</text:p>
      <text:p text:style-name="P19"><text:span text:style-name="T3">const</text:span> numbers = [<text:span text:style-name="T5">15.5</text:span>, <text:span text:style-name="T5">2.3</text:span>, <text:span text:style-name="T5">1.1</text:span>, <text:span text:style-name="T5">4.7</text:span>];<text:line-break/>document.getElementById(<text:span text:style-name="T6">"demo"</text:span>).innerHTML = numbers.reduce(getSum, <text:span text:style-name="T5">0</text:span>);<text:line-break/><text:line-break/><text:span text:style-name="T3">function</text:span> getSum(total, num) {<text:line-break/>  <text:span text:style-name="T3">return</text:span> total + Math.round(num);<text:line-break/>} // <text:span text:style-name="T8">24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6T15:30:27.140311547</meta:creation-date>
    <meta:editing-duration>PT2H21M49S</meta:editing-duration>
    <meta:editing-cycles>5</meta:editing-cycles>
    <meta:generator>LibreOffice/6.4.7.2$Linux_X86_64 LibreOffice_project/40$Build-2</meta:generator>
    <dc:date>2022-07-30T16:17:51.610217190</dc:date>
    <meta:document-statistic meta:table-count="7" meta:image-count="0" meta:object-count="0" meta:page-count="6" meta:paragraph-count="108" meta:word-count="670" meta:character-count="4419" meta:non-whitespace-character-count="3838"/>
  </office:meta>
</office:document-meta>
</file>